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7fc" officeooo:paragraph-rsid="001867fc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ègles d’or en classe :</text:p>
      <text:p text:style-name="P1"/>
      <text:p text:style-name="P1">On dit bonjour en rentrant en classe.</text:p>
      <text:p text:style-name="P1">On s’écoute les uns les autres.</text:p>
      <text:p text:style-name="P1">On lève la main avant de poser ou de répondre à une question.</text:p>
      <text:p text:style-name="P1">On demande l’autorisation pour se <text:span text:style-name="T1">lever, se</text:span> déplacer, lever/baisser les stores.</text:p>
      <text:p text:style-name="P1"/>
      <text:p text:style-name="P1">----------------------------</text:p>
      <text:p text:style-name="P1"/>
      <text:p text:style-name="P1">Moyens d’action :</text:p>
      <text:p text:style-name="P1"/>
      <text:p text:style-name="P1">Répéter. Une fois pas deux. Après il faut « s’énerver » (froncer les sourcils, élever la voix)</text:p>
      <text:p text:style-name="P1">Contacter les responsables légaux quand l’élève ne se comporte pas bien.</text:p>
      <text:p text:style-name="P1">Pour les élèves difficiles : envoyer des mails aux responsables légaux quand tout se passe bien.</text:p>
      <text:p text:style-name="P1">Changer un•e élève de place.</text:p>
      <text:p text:style-name="P1">Donner de quoi faire aux élèves qui ont fini le travail commun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4:11:33</meta:creation-date>
    <dc:date>2024-08-27T14:28:29.515000000</dc:date>
    <meta:editing-duration>PT16M57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2" meta:word-count="107" meta:character-count="629" meta:non-whitespace-character-count="534"/>
  </office:meta>
</office:document-meta>
</file>